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  <table:table-cell/>
        </table:table-row>
        <table:table-row table:style-name="ro2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Data format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/>
        </table:table-row>
        <table:table-row table:style-name="ro2"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Fields</text:p>
          </table:table-cell>
          <table:table-cell table:style-name="ce3"/>
          <table:table-cell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?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  <table:table-cell table:style-name="ce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  <table:table-cell table:style-name="ce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  <table:table-cell table:style-name="ce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customers.A1:customers.A655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3:18:40.17919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7-18T13:19:16.034208010</dc:date>
    <meta:editing-duration>P1DT29M39S</meta:editing-duration>
    <meta:editing-cycles>84</meta:editing-cycles>
    <meta:generator>LibreOffice/4.2.8.2$Linux_x86 LibreOffice_project/420m0$Build-2</meta:generator>
    <meta:document-statistic meta:table-count="1" meta:cell-count="38" meta:object-count="0"/>
    <meta:user-defined meta:name="Info 1"/>
    <meta:user-defined meta:name="Info 2"/>
    <meta:user-defined meta:name="Info 3"/>
    <meta:user-defined meta:name="Info 4"/>
  </office:meta>
</office:document-meta>
</file>